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83.61mm"/>
    </style:style>
    <style:style style:name="co4" style:family="table-column">
      <style:table-column-properties fo:break-before="auto" style:column-width="57.15mm"/>
    </style:style>
    <style:style style:name="co5" style:family="table-column">
      <style:table-column-properties fo:break-before="auto" style:column-width="101.07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92.34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0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61mm" fo:break-before="auto" style:use-optimal-row-height="false"/>
    </style:style>
    <style:style style:name="ro7" style:family="table-row">
      <style:table-row-properties style:row-height="14.82mm" fo:break-before="auto" style:use-optimal-row-height="false"/>
    </style:style>
    <style:style style:name="ta1" style:family="table" style:master-page-name="PageStyle_5f_Authentification">
      <style:table-properties table:display="true" style:writing-mode="lr-tb"/>
    </style:style>
    <style:style style:name="ta2" style:family="table" style:master-page-name="PageStyle_5f_Modification_20_2">
      <style:table-properties table:display="true" style:writing-mode="lr-tb"/>
    </style:style>
    <style:style style:name="ta3" style:family="table" style:master-page-name="PageStyle_5f_Modification_20_3">
      <style:table-properties table:display="true" style:writing-mode="lr-tb"/>
    </style:style>
    <style:style style:name="ta4" style:family="table" style:master-page-name="PageStyle_5f_Modification_20_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c4587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3c78d8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Authentification.$Z$2:.$Z$27])" table:allow-empty-cell="true" table:display-list="unsorted" table:base-cell-address="Authentification.B10"/>
        <table:content-validation table:name="val2" table:condition="of:cell-content-is-in-list([$'Modification 4'.$Y$2:.$Y$30])" table:allow-empty-cell="true" table:display-list="unsorted" table:base-cell-address="Authentification.E10"/>
        <table:content-validation table:name="val3" table:condition="of:cell-content-is-in-list([$'Modification 2'.$Z$2:.$Z$25])" table:allow-empty-cell="true" table:display-list="unsorted" table:base-cell-address="'Modification 2'.B10"/>
        <table:content-validation table:name="val4" table:condition="of:cell-content-is-in-list([$'Modification 4'.$Y$2:.$Y$30])" table:allow-empty-cell="true" table:display-list="unsorted" table:base-cell-address="'Modification 2'.E10"/>
        <table:content-validation table:name="val5" table:condition="of:cell-content-is-in-list([$'Modification 3'.$Z$2:.$Z$27])" table:allow-empty-cell="true" table:display-list="unsorted" table:base-cell-address="'Modification 3'.B10"/>
        <table:content-validation table:name="val6" table:condition="of:cell-content-is-in-list([$'Modification 4'.$Y$2:.$Y$30])" table:allow-empty-cell="true" table:display-list="unsorted" table:base-cell-address="'Modification 3'.E10"/>
        <table:content-validation table:name="val7" table:condition="of:cell-content-is-in-list([$'Modification 4'.$Z$2:.$Z$27])" table:allow-empty-cell="true" table:display-list="unsorted" table:base-cell-address="'Modification 4'.B10"/>
        <table:content-validation table:name="val8" table:condition="of:cell-content-is-in-list([$'Modification 4'.$Y$2:.$Y$30])" table:allow-empty-cell="true" table:display-list="unsorted" table:base-cell-address="'Modification 4'.E11"/>
      </table:content-validations>
      <table:table table:name="Authentific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Tester l'authentification en mode Visiteur et Comptable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2" office:value-type="string" calcext:value-type="string" table:number-columns-spanned="2" table:number-rows-spanned="1">
            <text:p>Ne pas être authentifié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Justine Martin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22" office:value-type="string" calcext:value-type="string">
            <text:p>Aller sur la page d'acceuil du site</text:p>
          </table:table-cell>
          <table:table-cell table:style-name="ce22" office:value-type="string" calcext:value-type="string">
            <text:p>Affichage de la page d'authentification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23" office:value-type="string" calcext:value-type="string">
            <text:p>Tentative d'accès à une autre page</text:p>
          </table:table-cell>
          <table:table-cell table:style-name="ce22" table:number-columns-repeated="3"/>
          <table:table-cell table:number-columns-repeated="1018"/>
        </table:table-row>
        <table:table-row table:style-name="ro4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Aller sur l'url : http://172.20.0.243/G2FRAIS/index.php?uc=gererFrais&amp;action=saisirFrais</text:p>
          </table:table-cell>
          <table:table-cell table:style-name="ce6" office:value-type="string" calcext:value-type="string">
            <text:p>Affichage de la page d'authentification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4">
          <table:table-cell table:style-name="ce6" office:value-type="string" calcext:value-type="string">
            <text:p>Scénario 2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Aller sur l'url : http://172.20.0.243/G2FRAIS/index.php?uc=etatFrais&amp;action=selectionnerMois</text:p>
          </table:table-cell>
          <table:table-cell table:style-name="ce6" office:value-type="string" calcext:value-type="string">
            <text:p>Affichage de la page d'authentification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7" office:value-type="string" calcext:value-type="string">
            <text:p>Saisie erronée Visiteur</text:p>
          </table:table-cell>
          <table:table-cell table:style-name="ce6"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Login : <text:span text:style-name="T1">lvillachane</text:span>, mot de passe : vide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2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Login : <text:span text:style-name="T1">lvillachane</text:span>, mot de passe : <text:span text:style-name="T1">aaaaa</text:span>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2">
          <table:table-cell table:style-name="ce8" office:value-type="string" calcext:value-type="string">
            <text:p>Scénario 4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13" office:value-type="string" calcext:value-type="string">
            <text:p>Login : <text:span text:style-name="T1">lvillachaneaaaa</text:span>, mot de passe : <text:span text:style-name="T1">jux7g</text:span>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22" table:content-validation-name="val2"/>
          <table:table-cell table:style-name="ce14"/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2" table:number-rows-spanned="1">
            <text:p>Cas Test 3 : </text:p>
          </table:table-cell>
          <table:covered-table-cell table:style-name="ce9"/>
          <table:table-cell table:style-name="ce7" office:value-type="string" calcext:value-type="string">
            <text:p>Saisie correct Visiteur</text:p>
          </table:table-cell>
          <table:table-cell table:style-name="ce6"/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Normal</text:p>
          </table:table-cell>
          <table:table-cell table:style-name="ce6" office:value-type="string" calcext:value-type="string">
            <text:p>Login : <text:span text:style-name="T1">lvillachane</text:span>, mot de passe : <text:span text:style-name="T1">jux7g</text:span></text:p>
          </table:table-cell>
          <table:table-cell table:style-name="ce6" office:value-type="string" calcext:value-type="string">
            <text:p>Affichage de la page d'accueil en mode Visiteur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22" office:value-type="string" calcext:value-type="string">
            <text:p>Aller sur la page d'acceuil du site</text:p>
          </table:table-cell>
          <table:table-cell table:style-name="ce22" office:value-type="string" calcext:value-type="string">
            <text:p>Affichage de la page d'authentification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7" office:value-type="string" calcext:value-type="string">
            <text:p>Saisie erronée Comptable</text:p>
          </table:table-cell>
          <table:table-cell table:style-name="ce6"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Login : <text:span text:style-name="T1">tcomptable</text:span>, mot de passe : vide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2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Login : <text:span text:style-name="T1">tcomptable</text:span>, mot de passe : <text:span text:style-name="T1">aaaaa</text:span>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2">
          <table:table-cell table:style-name="ce8" office:value-type="string" calcext:value-type="string">
            <text:p>Scénario 4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13" office:value-type="string" calcext:value-type="string">
            <text:p>Login : <text:span text:style-name="T1">tcomptableaaaa</text:span>, mot de passe : <text:span text:style-name="T1">testcompta</text:span>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22" table:content-validation-name="val2"/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7" office:value-type="string" calcext:value-type="string">
            <text:p>Saisie correct Comptable</text:p>
          </table:table-cell>
          <table:table-cell table:style-name="ce6"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Normal</text:p>
          </table:table-cell>
          <table:table-cell table:style-name="ce6" office:value-type="string" calcext:value-type="string">
            <text:p>Login : <text:span text:style-name="T1">tcomptable</text:span>, mot de passe : <text:span text:style-name="T1">testcompta</text:span></text:p>
          </table:table-cell>
          <table:table-cell table:style-name="ce6" office:value-type="string" calcext:value-type="string">
            <text:p>Affichage de la page d'accueil en mode Comptable</text:p>
          </table:table-cell>
          <table:table-cell table:style-name="ce22" table:content-validation-name="val2"/>
          <table:table-cell table:style-name="ce22"/>
          <table:table-cell table:number-columns-repeated="1018"/>
        </table:table-row>
        <table:table-row table:style-name="ro3" table:number-rows-repeated="9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cation 2" table:style-name="ta2">
        <office:forms form:automatic-focus="false" form:apply-design-mode="false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3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Vérifier la saisie et l'affichage d'une fiche de frais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0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Etre authentifié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Thibaut Joubert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Aller sur la page " Saisie fiche de frais "</text:p>
          </table:table-cell>
          <table:table-cell table:style-name="ce22" office:value-type="string" calcext:value-type="string">
            <text:p>Affichage de la page " Saisie fiche de frais "</text:p>
          </table:table-cell>
          <table:table-cell table:style-name="ce22" table:number-columns-repeated="2"/>
          <table:table-cell table:number-columns-repeated="1018"/>
        </table:table-row>
        <table:table-row table:style-name="ro6">
          <table:table-cell table:style-name="ce7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18" office:value-type="string" calcext:value-type="string">
            <text:p>Créer une fiche de frais dans " Saisie fiche de frais "</text:p>
          </table:table-cell>
          <table:table-cell table:style-name="ce22" table:number-columns-repeated="3"/>
          <table:table-cell table:number-columns-repeated="1018"/>
        </table:table-row>
        <table:table-row table:style-name="ro7">
          <table:table-cell table:style-name="ce22" office:value-type="string" calcext:value-type="string">
            <text:p>Scénario 1</text:p>
          </table:table-cell>
          <table:table-cell table:style-name="ce22" table:content-validation-name="val3" office:value-type="string" calcext:value-type="string">
            <text:p>Exception</text:p>
          </table:table-cell>
          <table:table-cell table:style-name="ce6" office:value-type="string" calcext:value-type="string">
            <text:p>Saisie des valeurs : <text:s text:c="9"/></text:p>
          </table:table-cell>
          <table:table-cell table:style-name="ce22" office:value-type="string" calcext:value-type="string">
            <text:p>Erreur " Les valeurs des frais doivent être numériques "</text:p>
          </table:table-cell>
          <table:table-cell table:style-name="ce22" table:content-validation-name="val4"/>
          <table:table-cell table:style-name="ce22"/>
          <table:table-cell table:number-columns-repeated="3"/>
          <table:table-cell table:style-name="ce20"/>
          <table:table-cell table:number-columns-repeated="1014"/>
        </table:table-row>
        <table:table-row table:style-name="ro3">
          <table:table-cell table:style-name="ce22" table:number-columns-repeated="2"/>
          <table:table-cell table:style-name="ce19" office:value-type="string" calcext:value-type="string">
            <text:p>-Forfait Etape = <text:span text:style-name="T2">2a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Frais Kilométrique = <text:span text:style-name="T2"> bd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Nuitée Hotel = <text:span text:style-name="T2">5h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Repas Restaurant = <text:span text:style-name="T2">5y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Scénario 1</text:p>
          </table:table-cell>
          <table:table-cell table:style-name="ce22" table:content-validation-name="val3" office:value-type="string" calcext:value-type="string">
            <text:p>Normal</text:p>
          </table:table-cell>
          <table:table-cell table:style-name="ce6" office:value-type="string" calcext:value-type="string">
            <text:p>Saisie des valeurs : <text:s text:c="9"/></text:p>
          </table:table-cell>
          <table:table-cell table:style-name="ce22" office:value-type="string" calcext:value-type="string">
            <text:p>Création de la fiche de frais</text:p>
          </table:table-cell>
          <table:table-cell table:style-name="ce22" table:content-validation-name="val4"/>
          <table:table-cell table:style-name="ce22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Forfait Etape = <text:span text:style-name="T2">2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Frais Kilométrique = <text:span text:style-name="T2"> 30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Nuitée Hotel = <text:span text:style-name="T2">5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table:number-columns-repeated="2"/>
          <table:table-cell table:style-name="ce22" office:value-type="string" calcext:value-type="string">
            <text:p>-Repas Restaurant = <text:span text:style-name="T2">10</text:span>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2" table:number-rows-spanned="1">
            <text:p>Cas Test 2 : </text:p>
          </table:table-cell>
          <table:covered-table-cell table:style-name="ce17"/>
          <table:table-cell table:style-name="ce18" office:value-type="string" calcext:value-type="string">
            <text:p>Accéder à la fiche de frais </text:p>
          </table:table-cell>
          <table:table-cell table:style-name="ce22" table:number-columns-repeated="3"/>
          <table:table-cell table:number-columns-repeated="1018"/>
        </table:table-row>
        <table:table-row table:style-name="ro3">
          <table:table-cell table:style-name="ce22" office:value-type="string" calcext:value-type="string">
            <text:p>Scénario 1</text:p>
          </table:table-cell>
          <table:table-cell table:style-name="ce22" table:content-validation-name="val3" office:value-type="string" calcext:value-type="string">
            <text:p>Normal</text:p>
          </table:table-cell>
          <table:table-cell table:style-name="ce22" office:value-type="string" calcext:value-type="string">
            <text:p>Cliquer sur " Mes fiches de frais "</text:p>
          </table:table-cell>
          <table:table-cell table:style-name="ce22" office:value-type="string" calcext:value-type="string">
            <text:p>Affichage de la page " Mes fiches de frais "</text:p>
          </table:table-cell>
          <table:table-cell table:style-name="ce22" table:content-validation-name="val4"/>
          <table:table-cell table:style-name="ce22"/>
          <table:table-cell table:number-columns-repeated="1018"/>
        </table:table-row>
        <table:table-row table:style-name="ro3">
          <table:table-cell table:style-name="ce22" office:value-type="string" calcext:value-type="string">
            <text:p>Scénario 2</text:p>
          </table:table-cell>
          <table:table-cell table:style-name="ce22" table:content-validation-name="val3" office:value-type="string" calcext:value-type="string">
            <text:p>Normal</text:p>
          </table:table-cell>
          <table:table-cell table:style-name="ce22" office:value-type="string" calcext:value-type="string">
            <text:p>Selectionner le mois : " 09/2018 "</text:p>
          </table:table-cell>
          <table:table-cell table:style-name="ce22" office:value-type="string" calcext:value-type="string">
            <text:p>Affichage de la fiche de frais</text:p>
          </table:table-cell>
          <table:table-cell table:style-name="ce22" table:content-validation-name="val4"/>
          <table:table-cell table:style-name="ce2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6"/>
          <table:table-cell table:number-columns-repeated="1018"/>
        </table:table-row>
        <table:table-row table:style-name="ro3" table:number-rows-repeated="9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cation 3" table:style-name="ta3">
        <office:forms form:automatic-focus="false" form:apply-design-mode="false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Connaître le statut d'une ligne de frais hors forfait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être authentifié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Pageot Corentin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22" office:value-type="string" calcext:value-type="string">
            <text:p>Aller dans la rubrique Saisie fiche de frais</text:p>
          </table:table-cell>
          <table:table-cell table:style-name="ce22" office:value-type="string" calcext:value-type="string">
            <text:p>Affichage de la page de saisie fiche de frais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23" office:value-type="string" calcext:value-type="string">
            <text:p>Saisie erronée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2" office:value-type="string" calcext:value-type="string">
            <text:p>Scénario 1</text:p>
          </table:table-cell>
          <table:table-cell table:style-name="ce22" table:content-validation-name="val5" office:value-type="string" calcext:value-type="string">
            <text:p>Exception</text:p>
          </table:table-cell>
          <table:table-cell table:style-name="ce22" office:value-type="string" calcext:value-type="string">
            <text:p>Date : 09/07/1999, libelle : frais, montant : 80</text:p>
          </table:table-cell>
          <table:table-cell table:style-name="ce22" office:value-type="string" calcext:value-type="string">
            <text:p>Erreur car date trop ancienne</text:p>
          </table:table-cell>
          <table:table-cell table:style-name="ce22" table:content-validation-name="val6"/>
          <table:table-cell table:style-name="ce22"/>
          <table:table-cell table:number-columns-repeated="1018"/>
        </table:table-row>
        <table:table-row table:style-name="ro1">
          <table:table-cell table:style-name="ce22"/>
          <table:table-cell table:style-name="ce22" table:content-validation-name="val5" office:value-type="string" calcext:value-type="string">
            <text:p>Exception</text:p>
          </table:table-cell>
          <table:table-cell table:style-name="ce22" office:value-type="string" calcext:value-type="string">
            <text:p>Date : 09/07/2017, libelle : frais, montant : 80</text:p>
          </table:table-cell>
          <table:table-cell table:style-name="ce22" office:value-type="string" calcext:value-type="string">
            <text:p>Erreur car date trop ancienne</text:p>
          </table:table-cell>
          <table:table-cell table:style-name="ce22" table:content-validation-name="val6"/>
          <table:table-cell table:style-name="ce22"/>
          <table:table-cell table:number-columns-repeated="1018"/>
        </table:table-row>
        <table:table-row table:style-name="ro1">
          <table:table-cell table:style-name="ce22" office:value-type="string" calcext:value-type="string">
            <text:p>...</text:p>
          </table:table-cell>
          <table:table-cell table:style-name="ce22" table:content-validation-name="val5"/>
          <table:table-cell table:style-name="ce22" table:number-columns-repeated="2"/>
          <table:table-cell table:style-name="ce22" table:content-validation-name="val6"/>
          <table:table-cell table:style-name="ce22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23" office:value-type="string" calcext:value-type="string">
            <text:p>Saisie correcte</text:p>
          </table:table-cell>
          <table:table-cell table:style-name="ce22" table:number-columns-repeated="3"/>
          <table:table-cell table:number-columns-repeated="1018"/>
        </table:table-row>
        <table:table-row table:style-name="ro4">
          <table:table-cell table:style-name="ce22" office:value-type="string" calcext:value-type="string">
            <text:p>Scénario 1</text:p>
          </table:table-cell>
          <table:table-cell table:style-name="ce22" table:content-validation-name="val5" office:value-type="string" calcext:value-type="string">
            <text:p>Normal</text:p>
          </table:table-cell>
          <table:table-cell table:style-name="ce22" office:value-type="string" calcext:value-type="string">
            <text:p>Date : 09/07/2018, libelle : frais, montant : 80</text:p>
          </table:table-cell>
          <table:table-cell table:style-name="ce22" office:value-type="string" calcext:value-type="string">
            <text:p>Affichage de la fiche de frais saisie dans le Descriptif des éléments hors forfait, et sur la page Mes fiches de frais </text:p>
          </table:table-cell>
          <table:table-cell table:style-name="ce22" table:content-validation-name="val6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22" table:content-validation-name="val5"/>
          <table:table-cell table:style-name="ce22" table:number-columns-repeated="2"/>
          <table:table-cell table:style-name="ce22" table:content-validation-name="val6"/>
          <table:table-cell table:style-name="ce22"/>
          <table:table-cell table:number-columns-repeated="1018"/>
        </table:table-row>
        <table:table-row table:style-name="ro3" table:number-rows-repeated="9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cation 4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Vérifier les differents controles de saisie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20"/>
          <table:table-cell office:value-type="string" calcext:value-type="string">
            <text:p>OK</text:p>
          </table:table-cell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.....</text:p>
          </table:table-cell>
          <table:covered-table-cell table:style-name="Default"/>
          <table:table-cell table:number-columns-repeated="20"/>
          <table:table-cell office:value-type="string" calcext:value-type="string">
            <text:p>KO</text:p>
          </table:table-cell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Etre authentifié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Pageot Corentin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22" office:value-type="string" calcext:value-type="string">
            <text:p>Aller sur la page Saisie fiche de frais</text:p>
          </table:table-cell>
          <table:table-cell table:style-name="ce22" office:value-type="string" calcext:value-type="string">
            <text:p>Affichage de la page Saisie fiche de frais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23" office:value-type="string" calcext:value-type="string">
            <text:p>Saisie éronnée</text:p>
          </table:table-cell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22" office:value-type="string" calcext:value-type="string">
            <text:p>Scénario 1</text:p>
          </table:table-cell>
          <table:table-cell table:style-name="ce22" table:content-validation-name="val7" office:value-type="string" calcext:value-type="string">
            <text:p>Exception</text:p>
          </table:table-cell>
          <table:table-cell table:style-name="ce22" office:value-type="string" calcext:value-type="string">
            <text:p>Dans Elements forfaitisés, saisir "test" dans un des 4 champs</text:p>
          </table:table-cell>
          <table:table-cell table:style-name="ce22" office:value-type="string" calcext:value-type="string">
            <text:p>Erreur car des chiffres sont attendu</text:p>
          </table:table-cell>
          <table:table-cell table:style-name="Default"/>
          <table:table-cell table:style-name="ce22"/>
          <table:table-cell table:number-columns-repeated="1018"/>
        </table:table-row>
        <table:table-row table:style-name="ro2">
          <table:table-cell table:style-name="ce22" office:value-type="string" calcext:value-type="string">
            <text:p>Scénario 2</text:p>
          </table:table-cell>
          <table:table-cell table:style-name="ce22" table:content-validation-name="val7" office:value-type="string" calcext:value-type="string">
            <text:p>Exception</text:p>
          </table:table-cell>
          <table:table-cell table:style-name="ce22" office:value-type="string" calcext:value-type="string">
            <text:p>Dans Nouvel element hors forfait, saisir "test" dans le champ montant</text:p>
          </table:table-cell>
          <table:table-cell table:style-name="ce22" office:value-type="string" calcext:value-type="string">
            <text:p>Erreur car des chiffres sont attendu</text:p>
          </table:table-cell>
          <table:table-cell table:style-name="ce22" table:content-validation-name="val8"/>
          <table:table-cell table:style-name="ce22"/>
          <table:table-cell table:number-columns-repeated="1018"/>
        </table:table-row>
        <table:table-row table:style-name="ro1">
          <table:table-cell table:style-name="ce22" office:value-type="string" calcext:value-type="string">
            <text:p>...</text:p>
          </table:table-cell>
          <table:table-cell table:style-name="ce22" table:content-validation-name="val7"/>
          <table:table-cell table:style-name="ce22" table:number-columns-repeated="2"/>
          <table:table-cell table:style-name="ce22" table:content-validation-name="val8"/>
          <table:table-cell table:style-name="ce22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23" office:value-type="string" calcext:value-type="string">
            <text:p>Saisie correcte</text:p>
          </table:table-cell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22" office:value-type="string" calcext:value-type="string">
            <text:p>Scénario 1</text:p>
          </table:table-cell>
          <table:table-cell table:style-name="ce22" table:content-validation-name="val7" office:value-type="string" calcext:value-type="string">
            <text:p>Normal</text:p>
          </table:table-cell>
          <table:table-cell table:style-name="ce22" office:value-type="string" calcext:value-type="string">
            <text:p>Dans Elements forfaitisés, saisir des chiffres. Exemple : 80</text:p>
          </table:table-cell>
          <table:table-cell table:style-name="ce22" office:value-type="string" calcext:value-type="string">
            <text:p>La saisie est bien prise en compte</text:p>
          </table:table-cell>
          <table:table-cell table:style-name="ce22" table:content-validation-name="val8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22" table:content-validation-name="val7" office:value-type="string" calcext:value-type="string">
            <text:p>Normal</text:p>
          </table:table-cell>
          <table:table-cell table:style-name="ce22" office:value-type="string" calcext:value-type="string">
            <text:p>Dans Nouvel element hors forfait, saisir des chiffres. Exemple : 80</text:p>
          </table:table-cell>
          <table:table-cell table:style-name="ce22" office:value-type="string" calcext:value-type="string">
            <text:p>La saisie est bien prise en compte</text:p>
          </table:table-cell>
          <table:table-cell table:style-name="ce22" table:content-validation-name="val8"/>
          <table:table-cell table:style-name="ce22"/>
          <table:table-cell table:number-columns-repeated="1018"/>
        </table:table-row>
        <table:table-row table:style-name="ro3" table:number-rows-repeated="9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1:52:26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thentification" style:display-name="PageStyle_Authent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_20_2" style:display-name="PageStyle_Modificat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_20_3" style:display-name="PageStyle_Modificatio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_20_4" style:display-name="PageStyle_Modificat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09-28T11:56:44.857000000</dc:date>
    <meta:editing-duration>PT4M18S</meta:editing-duration>
    <meta:editing-cycles>1</meta:editing-cycles>
    <meta:document-statistic meta:table-count="4" meta:cell-count="198" meta:object-count="0"/>
  </office:meta>
</office:document-meta>
</file>